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d4d07"/>
    </style:style>
    <style:style style:name="P3" style:family="paragraph" style:parent-style-name="Standard">
      <style:text-properties fo:font-style="italic" officeooo:rsid="000bbc2b" officeooo:paragraph-rsid="000bbc2b" style:font-style-asian="italic" style:font-style-complex="italic"/>
    </style:style>
    <style:style style:name="P4" style:family="paragraph" style:parent-style-name="Standard">
      <style:text-properties fo:font-style="italic" officeooo:rsid="000d4d07" officeooo:paragraph-rsid="000d4d07" style:font-style-asian="italic" style:font-style-complex="italic"/>
    </style:style>
    <style:style style:name="P5" style:family="paragraph" style:parent-style-name="Standard">
      <style:text-properties fo:font-style="italic" officeooo:paragraph-rsid="00111913" style:font-style-asian="italic" style:font-style-complex="italic"/>
    </style:style>
    <style:style style:name="P6" style:family="paragraph" style:parent-style-name="Standard">
      <style:text-properties officeooo:paragraph-rsid="00111913"/>
    </style:style>
    <style:style style:name="P7" style:family="paragraph" style:parent-style-name="Standard">
      <style:text-properties officeooo:paragraph-rsid="0011c345"/>
    </style:style>
    <style:style style:name="P8" style:family="paragraph" style:parent-style-name="Standard">
      <style:text-properties officeooo:paragraph-rsid="0019c318"/>
    </style:style>
    <style:style style:name="P9" style:family="paragraph" style:parent-style-name="Standard">
      <style:text-properties officeooo:paragraph-rsid="001c7123"/>
    </style:style>
    <style:style style:name="P10" style:family="paragraph" style:parent-style-name="Standard">
      <style:text-properties officeooo:rsid="001ccc47" officeooo:paragraph-rsid="001ccc47"/>
    </style:style>
    <style:style style:name="P11" style:family="paragraph" style:parent-style-name="Standard">
      <style:text-properties officeooo:rsid="001f53a6" officeooo:paragraph-rsid="001f53a6"/>
    </style:style>
    <style:style style:name="P12" style:family="paragraph" style:parent-style-name="Standard">
      <style:text-properties officeooo:paragraph-rsid="00206294"/>
    </style:style>
    <style:style style:name="P13" style:family="paragraph" style:parent-style-name="Standard">
      <style:text-properties officeooo:rsid="00206294" officeooo:paragraph-rsid="00206294"/>
    </style:style>
    <style:style style:name="P14" style:family="paragraph" style:parent-style-name="Standard">
      <style:text-properties officeooo:rsid="001c7123" officeooo:paragraph-rsid="001c7123"/>
    </style:style>
    <style:style style:name="P15"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16"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17"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18" style:family="paragraph" style:parent-style-name="Preformatted_20_Text">
      <style:text-properties officeooo:rsid="001f53a6" officeooo:paragraph-rsid="001f53a6"/>
    </style:style>
    <style:style style:name="P19" style:family="paragraph" style:parent-style-name="Preformatted_20_Text">
      <style:paragraph-properties fo:margin-top="0cm" fo:margin-bottom="0.499cm" loext:contextual-spacing="false"/>
    </style:style>
    <style:style style:name="P20" style:family="paragraph" style:parent-style-name="Standard">
      <style:paragraph-properties fo:break-before="page"/>
    </style:style>
    <style:style style:name="P21" style:family="paragraph" style:parent-style-name="Standard">
      <style:paragraph-properties fo:break-before="page"/>
      <style:text-properties fo:font-weight="bold" style:font-weight-asian="bold" style:font-weight-complex="bold"/>
    </style:style>
    <style:style style:name="P22" style:family="paragraph" style:parent-style-name="Preformatted_20_Text">
      <style:text-properties officeooo:paragraph-rsid="002cd037"/>
    </style:style>
    <style:style style:name="P23"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24"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officeooo:rsid="00270b61" officeooo:paragraph-rsid="00270b61"/>
    </style:style>
    <style:style style:name="P27" style:family="paragraph" style:parent-style-name="Standard">
      <style:text-properties officeooo:paragraph-rsid="00270b61"/>
    </style:style>
    <style:style style:name="P28" style:family="paragraph" style:parent-style-name="Standard">
      <style:text-properties officeooo:paragraph-rsid="002cd037"/>
    </style:style>
    <style:style style:name="P29" style:family="paragraph" style:parent-style-name="Standard">
      <style:text-properties officeooo:rsid="002ea392" officeooo:paragraph-rsid="002ea392"/>
    </style:style>
    <style:style style:name="P30" style:family="paragraph" style:parent-style-name="Standard">
      <style:text-properties officeooo:paragraph-rsid="002ea392"/>
    </style:style>
    <style:style style:name="P31" style:family="paragraph" style:parent-style-name="Standard">
      <style:text-properties officeooo:paragraph-rsid="002ae53b"/>
    </style:style>
    <style:style style:name="P32" style:family="paragraph" style:parent-style-name="Standard">
      <style:text-properties officeooo:rsid="0030a6cc" officeooo:paragraph-rsid="0030a6cc"/>
    </style:style>
    <style:style style:name="P33" style:family="paragraph" style:parent-style-name="Standard">
      <style:text-properties officeooo:rsid="003271f5" officeooo:paragraph-rsid="003271f5"/>
    </style:style>
    <style:style style:name="P34" style:family="paragraph" style:parent-style-name="Standard">
      <style:text-properties officeooo:paragraph-rsid="003359c4"/>
    </style:style>
    <style:style style:name="P35" style:family="paragraph" style:parent-style-name="Standard">
      <style:text-properties officeooo:paragraph-rsid="00341b3d"/>
    </style:style>
    <style:style style:name="P36"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37" style:family="paragraph" style:parent-style-name="Standard">
      <style:text-properties fo:font-style="italic" fo:font-weight="bold" style:font-style-asian="italic" style:font-weight-asian="bold" style:font-style-complex="italic" style:font-weight-complex="bold"/>
    </style:style>
    <style:style style:name="P38" style:family="paragraph" style:parent-style-name="Standard">
      <style:text-properties officeooo:rsid="0035fccc" officeooo:paragraph-rsid="0035fccc"/>
    </style:style>
    <style:style style:name="P39" style:family="paragraph" style:parent-style-name="Standard">
      <style:text-properties officeooo:paragraph-rsid="00372abc"/>
    </style:style>
    <style:style style:name="P40" style:family="paragraph" style:parent-style-name="Standard">
      <style:text-properties officeooo:rsid="003a29f8" officeooo:paragraph-rsid="003a29f8"/>
    </style:style>
    <style:style style:name="P41" style:family="paragraph" style:parent-style-name="Standard">
      <style:paragraph-properties fo:break-before="page"/>
    </style:style>
    <style:style style:name="P42" style:family="paragraph" style:parent-style-name="Standard">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officeooo:rsid="0012a321"/>
    </style:style>
    <style:style style:name="T11" style:family="text">
      <style:text-properties officeooo:rsid="00134537"/>
    </style:style>
    <style:style style:name="T12" style:family="text">
      <style:text-properties fo:font-variant="normal" fo:text-transform="none" fo:color="#212121" style:font-name="arial" fo:font-size="12pt" fo:letter-spacing="normal" fo:font-style="normal" fo:font-weight="normal"/>
    </style:style>
    <style:style style:name="T13" style:family="text">
      <style:text-properties fo:font-variant="normal" fo:text-transform="none" fo:color="#212121" fo:letter-spacing="normal" fo:background-color="#eeeeee" loext:char-shading-value="0"/>
    </style:style>
    <style:style style:name="T14" style:family="text">
      <style:text-properties fo:font-variant="normal" fo:text-transform="none" fo:color="#f8f8f2" style:font-name="var ff-monospace" fo:font-size="12pt" fo:letter-spacing="normal" fo:font-style="normal" fo:font-weight="normal" loext:padding="0cm" loext:border="none"/>
    </style:style>
    <style:style style:name="T15"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6" style:family="text">
      <style:text-properties officeooo:rsid="0017ca02"/>
    </style:style>
    <style:style style:name="T17" style:family="text">
      <style:text-properties officeooo:rsid="0019c318"/>
    </style:style>
    <style:style style:name="T18" style:family="text">
      <style:text-properties style:text-underline-style="solid" style:text-underline-width="auto" style:text-underline-color="font-color" officeooo:rsid="0019c318"/>
    </style:style>
    <style:style style:name="T19" style:family="text">
      <style:text-properties style:text-underline-style="solid" style:text-underline-width="auto" style:text-underline-color="font-color" officeooo:rsid="002ea392"/>
    </style:style>
    <style:style style:name="T20" style:family="text">
      <style:text-properties style:text-underline-style="solid" style:text-underline-width="auto" style:text-underline-color="font-color" fo:font-weight="bold" officeooo:rsid="002ea392" style:font-weight-asian="bold" style:font-weight-complex="bold"/>
    </style:style>
    <style:style style:name="T21" style:family="text">
      <style:text-properties style:text-underline-style="solid" style:text-underline-width="auto" style:text-underline-color="font-color" fo:font-weight="normal" officeooo:rsid="002ea392" style:font-weight-asian="normal" style:font-weight-complex="normal"/>
    </style:style>
    <style:style style:name="T22" style:family="text">
      <style:text-properties officeooo:rsid="001a999f"/>
    </style:style>
    <style:style style:name="T23" style:family="text">
      <style:text-properties officeooo:rsid="001c7123"/>
    </style:style>
    <style:style style:name="T24" style:family="text">
      <style:text-properties officeooo:rsid="001ccc47"/>
    </style:style>
    <style:style style:name="T25" style:family="text">
      <style:text-properties officeooo:rsid="001dd8ea"/>
    </style:style>
    <style:style style:name="T26" style:family="text">
      <style:text-properties fo:background-color="#eeeeee" loext:char-shading-value="0"/>
    </style:style>
    <style:style style:name="T27" style:family="text">
      <style:text-properties officeooo:rsid="00228837"/>
    </style:style>
    <style:style style:name="T28" style:family="text">
      <style:text-properties officeooo:rsid="00240265"/>
    </style:style>
    <style:style style:name="T29" style:family="text">
      <style:text-properties fo:font-weight="normal" style:font-weight-asian="normal" style:font-weight-complex="normal"/>
    </style:style>
    <style:style style:name="T30" style:family="text">
      <style:text-properties fo:font-weight="normal" officeooo:rsid="002ea392" style:font-weight-asian="normal" style:font-weight-complex="normal"/>
    </style:style>
    <style:style style:name="T31" style:family="text">
      <style:text-properties fo:font-weight="normal" officeooo:rsid="002fc871" style:font-weight-asian="normal" style:font-weight-complex="normal"/>
    </style:style>
    <style:style style:name="T32" style:family="text">
      <style:text-properties officeooo:rsid="00270b61"/>
    </style:style>
    <style:style style:name="T33" style:family="text">
      <style:text-properties officeooo:rsid="00279514"/>
    </style:style>
    <style:style style:name="T34" style:family="text">
      <style:text-properties officeooo:rsid="002877e0"/>
    </style:style>
    <style:style style:name="T35" style:family="text">
      <style:text-properties officeooo:rsid="0029349b"/>
    </style:style>
    <style:style style:name="T36" style:family="text">
      <style:text-properties officeooo:rsid="002ae53b"/>
    </style:style>
    <style:style style:name="T37" style:family="text">
      <style:text-properties officeooo:rsid="002cd037"/>
    </style:style>
    <style:style style:name="T38" style:family="text">
      <style:text-properties officeooo:rsid="002ea392"/>
    </style:style>
    <style:style style:name="T39" style:family="text">
      <style:text-properties officeooo:rsid="002fc871"/>
    </style:style>
    <style:style style:name="T40" style:family="text">
      <style:text-properties officeooo:rsid="0030a6cc"/>
    </style:style>
    <style:style style:name="T41" style:family="text">
      <style:text-properties officeooo:rsid="003160f9"/>
    </style:style>
    <style:style style:name="T42" style:family="text">
      <style:text-properties officeooo:rsid="003359c4"/>
    </style:style>
    <style:style style:name="T43" style:family="text">
      <style:text-properties officeooo:rsid="00341b3d"/>
    </style:style>
    <style:style style:name="T44" style:family="text">
      <style:text-properties officeooo:rsid="00349486"/>
    </style:style>
    <style:style style:name="T45" style:family="text">
      <style:text-properties officeooo:rsid="0034e343"/>
    </style:style>
    <style:style style:name="T46" style:family="text">
      <style:text-properties officeooo:rsid="0035a938"/>
    </style:style>
    <style:style style:name="T47" style:family="text">
      <style:text-properties officeooo:rsid="00372abc"/>
    </style:style>
    <style:style style:name="T48" style:family="text">
      <style:text-properties officeooo:rsid="003a29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3">function x(a = 1, ...others) {</text:p>
      <text:p text:style-name="P3"><text:tab/>// <text:span text:style-name="T6">x<text:tab/></text:span><text:span text:style-name="T5">a is gonna be 10, and others = [20, 30]</text:span></text:p>
      <text:p text:style-name="P3">}</text:p>
      <text:p text:style-name="P4">x(10, 20, 30)</text:p>
      <text:p text:style-name="P2"/>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21">Chapter 2 "Javascript for React" Part II - Jan 12th 7pm</text:p>
      <text:p text:style-name="Standard">------</text:p>
      <text:p text:style-name="Standard"><text:span text:style-name="T1">Q1.</text:span> What is the difference between promises and async/await?</text:p>
      <text:p text:style-name="P6"><text:tab/><text:span text:style-name="T7">Promises is a way to execute tasks with different responses times in order. In other words, asynchronous tasks being treated synchronously.</text:span></text:p>
      <text:p text:style-name="P7"><text:span text:style-name="T8"><text:tab/></text:span><text:span text:style-name="T10">The initial/usual way to handle </text:span><text:span text:style-name="T8">Promises </text:span><text:span text:style-name="T10">uses “.then” and “.catch”, where .then runs after receiving a response, in order, and .catch catchs any error </text:span><text:span text:style-name="T11">within</text:span><text:span text:style-name="T10"> the chain (if using more than one .then). The problem with this approach is the callback hell when there are chains of thens one inside other, which turns the code very hard to read </text:span><text:span text:style-name="T11">because too many identation</text:span><text:span text:style-name="T10">.</text:span></text:p>
      <text:p text:style-name="P6"><text:tab/><text:span text:style-name="T10">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6"><text:tab/><text:span text:style-name="T11">In case to catch errors, it is a good practice to use the try/catch.</text:span></text:p>
      <text:p text:style-name="P6">* <text:span text:style-name="T8">JS is not asynchronous:</text:span></text:p>
      <text:p text:style-name="P6">“...<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6"><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5"/>
      <text:p text:style-name="P6"><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16">B</text:span>oth export and export default can be used on any JavaScript type: primitives, objects, arrays, and functions” <text:span text:style-name="T16">from the book.</text:span></text:p>
      <text:p text:style-name="Standard"/>
      <text:p text:style-name="Standard"><text:span text:style-name="T1">Q3.</text:span> How does a module with a single and multiple exports differ when being imported in another module?</text:p>
      <text:p text:style-name="Standard"><text:tab/><text:span text:style-name="T22">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8"><text:tab/><text:span text:style-name="T17">1- using </text:span><text:span text:style-name="T18">“import &lt;original-name&gt; as &lt;new-name&gt; from ‘file.js’”</text:span><text:span text:style-name="T17"> the imported resource will be referenced by new-name in that scope;</text:span></text:p>
      <text:p text:style-name="P8"><text:span text:style-name="T17"><text:tab/>2- using </text:span><text:span text:style-name="T18">“import * as &lt;new-name&gt; from ‘file.js’”</text:span><text:span text:style-name="T17">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9"><text:tab/><text:span text:style-name="T23">It exports by using </text:span></text:p>
      <text:p text:style-name="P14"><text:tab/><text:tab/>module.exports = &lt;one-resource&gt; or </text:p>
      <text:p text:style-name="P9"><text:tab/><text:tab/><text:span text:style-name="T23">module.exports = {</text:span></text:p>
      <text:p text:style-name="P9"><text:tab/><text:tab/><text:tab/><text:span text:style-name="T23">&lt;resouce-one&gt;,</text:span></text:p>
      <text:p text:style-name="P9"><text:tab/><text:tab/><text:tab/><text:span text:style-name="T23">&lt;resource-two&gt;,</text:span></text:p>
      <text:p text:style-name="P9"><text:tab/><text:tab/><text:tab/>...</text:p>
      <text:p text:style-name="P9"><text:tab/><text:tab/><text:span text:style-name="T23">}</text:span></text:p>
      <text:p text:style-name="P9"><text:tab/><text:span text:style-name="T24">It imports by using const binder = require(“&lt;js-file&gt;”)</text:span></text:p>
      <text:p text:style-name="P9"/>
      <text:p text:style-name="P10">ES6:</text:p>
      <text:p text:style-name="P10">- export &lt;resource&gt;</text:p>
      <text:p text:style-name="P10">- export default &lt;resource&gt; exports a single main variable</text:p>
      <text:p text:style-name="P10">- import <text:span text:style-name="T25">{resource-name, other-resource-name} from file.js</text:span></text:p>
      <text:p text:style-name="P10">- <text:span text:style-name="T25">import {resource-name as otherStuff} from file.js</text:span></text:p>
      <text:p text:style-name="P10"/>
      <text:p text:style-name="Standard"><text:tab/><text:span text:style-name="T22">ES6 uses export and import</text:span></text:p>
      <text:p text:style-name="Standard"><text:tab/><text:span text:style-name="T25">CommonJS exports by using module.exports and import by require</text:span></text:p>
      <text:p text:style-name="Standard"/>
      <text:p text:style-name="Standard"/>
      <text:p text:style-name="P20">BONUS (Interview Questions)</text:p>
      <text:p text:style-name="Standard"><text:span text:style-name="T1">B1.</text:span> How do you define a class in JavaScript? How do you a public and a private variable in this class?</text:p>
      <text:p text:style-name="P11">Basically two ways:</text:p>
      <text:p text:style-name="P11">1- Using prototypical inheritance technique:</text:p>
      <text:p text:style-name="P18"><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19"><text:span text:style-name="Source_20_Text">};</text:span></text:p>
      <text:p text:style-name="P11">2- ES2015 introduce a class declaration that works similar to OOP languages</text:p>
      <text:p text:style-name="P18"><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19"><text:span text:style-name="Source_20_Text">}</text:span></text:p>
      <text:p text:style-name="P13">From MDN:</text:p>
      <text:p text:style-name="P13">“<text:span text:style-name="T12">Class properties are public by default and can be examined or modified outside the class. There is however a “stage 3 proposal” to allow defining private class fields using a hash # prefix.”</text:span></text:p>
      <text:p text:style-name="P15">“Private instance fields are declared with # names (pronounced "hash names"), which are identifiers prefixed with #. The # is a part of the name itself. It is used for declaration and accessing as well.”</text:p>
      <text:p text:style-name="P16">Before the use of #, the _ char was used simply to flag that that variable was “private”, but it access there was no restrictions. Only a flag.</text:p>
      <text:p text:style-name="P15"/>
      <text:p text:style-name="P12"><text:span text:style-name="T12">* The </text:span><text:span text:style-name="Source_20_Text"><text:span text:style-name="Strong_20_Emphasis"><text:span text:style-name="T26">static</text:span></text:span></text:span><text:span text:style-name="Source_20_Text"><text:span text:style-name="Strong_20_Emphasis"><text:span text:style-name="T13"> </text:span></text:span></text:span><text:span text:style-name="T12">keyword defines a static method for a class. Static methods aren't called on instances of the class. Instead, they're called on the class itself.</text:span></text:p>
      <text:p text:style-name="P15">Static variables are called by static methods</text:p>
      <text:p text:style-name="P15"/>
      <text:p text:style-name="P17">Another way to do it it is by creating a variable inside a function, which do not return that.</text:p>
      <text:p text:style-name="P17">i.e.</text:p>
      <text:p text:style-name="P17">function asd(num) {</text:p>
      <text:p text:style-name="P17"><text:tab/>v = 1;</text:p>
      <text:p text:style-name="P17"><text:tab/>return v * num;</text:p>
      <text:p text:style-name="P17">}</text:p>
      <text:p text:style-name="Standard"/>
      <text:p text:style-name="P1"/>
      <text:p text:style-name="Standard"><text:soft-page-break/><text:span text:style-name="T1">B2.</text:span> What is a JavaScript promise?</text:p>
      <text:p text:style-name="Standard"><text:tab/><text:span text:style-name="T17">It is an object that will return something in a future </text:span><text:span text:style-name="T27">time</text:span><text:span text:style-name="T17">.</text:span></text:p>
      <text:p text:style-name="Standard"><text:tab/><text:span text:style-name="T28">It allows running asynchronous tasks in order (synchronously).</text:span></text:p>
      <text:p text:style-name="Standard"><text:tab/><text:span text:style-name="T17">It holds 3 possible status: Pending, Resolved and Rejected.</text:span></text:p>
      <text:p text:style-name="Standard"><text:tab/><text:span text:style-name="T17">It can be used to execute asynchronous tasks in a synchronous way.</text:span></text:p>
      <text:p text:style-name="Standard"/>
      <text:p text:style-name="Standard"/>
      <text:p text:style-name="P21">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33">It will handle that function (stored in a variable) to be used as it was a normal variable. For instance, a function ca</text:span><text:span text:style-name="T41">n</text:span><text:span text:style-name="T33"> be passed as argument for another function or returned from another function.</text:span></text:p>
      <text:p text:style-name="Standard"><text:tab/><text:span text:style-name="T33">Functions are data.</text:span></text:p>
      <text:p text:style-name="Standard"/>
      <text:p text:style-name="Standard"><text:span text:style-name="T1">Q2.</text:span> What is declarative programming?</text:p>
      <text:p text:style-name="Standard"><text:tab/><text:span text:style-name="T34">It is a way to use other functions and abstract what they are doing behind the scenes.</text:span></text:p>
      <text:p text:style-name="Standard"><text:tab/><text:span text:style-name="T38">In short: </text:span><text:span text:style-name="T19">imperative is </text:span><text:span text:style-name="T20">how</text:span><text:span text:style-name="T30"> you do, while </text:span><text:span text:style-name="T21">declarative is </text:span><text:span text:style-name="T20">what</text:span><text:span text:style-name="T30"> you do.</text:span></text:p>
      <text:p text:style-name="Standard"><text:span text:style-name="T30">* metaphor when someone invite someone else over to their place:</text:span></text:p>
      <text:p text:style-name="P29"><text:span text:style-name="T29">– declarative: </text:span><text:span text:style-name="T31">3500 Price St.</text:span></text:p>
      <text:p text:style-name="P30"><text:span text:style-name="T31">– imperative: Coming from North Boundary, take right at Price St, two blocks after ...</text:span></text:p>
      <text:p text:style-name="Standard"/>
      <text:p text:style-name="P34"><text:span text:style-name="T1">Q3.</text:span> Which of the following array methods mutate the object and which don’t?</text:p>
      <text:p text:style-name="P36">* <text:span text:style-name="T42">object and array may be mutate, even using const.</text:span></text:p>
      <text:p text:style-name="P36"><text:span text:style-name="T42">It can be reached by using freeze </text:span><text:span text:style-name="T44">or seal</text:span><text:span text:style-name="T42">.</text:span></text:p>
      <text:p text:style-name="P34"/>
      <text:p text:style-name="P28">Array.push <text:span text:style-name="T37">= MUTATES</text:span></text:p>
      <text:p text:style-name="P28">array.concat <text:span text:style-name="T37">= DOES NOT MUTATE</text:span></text:p>
      <text:p text:style-name="P28">array.splice <text:span text:style-name="T37">= MUTATES</text:span></text:p>
      <text:p text:style-name="P28">array.pop <text:span text:style-name="T37">= MUTATES</text:span></text:p>
      <text:p text:style-name="P28">array.filter <text:span text:style-name="T37">= </text:span><text:s/><text:span text:style-name="T37">DOES NOT MUTATE</text:span></text:p>
      <text:p text:style-name="P28">array.map <text:span text:style-name="T37">= DOES NOT MUTATE</text:span></text:p>
      <text:p text:style-name="P28">array.reduce <text:span text:style-name="T37">= DOES NOT MUTATE</text:span></text:p>
      <text:p text:style-name="P28">array.reduceright <text:span text:style-name="T37">= DOES NOT MUTATE</text:span></text:p>
      <text:p text:style-name="P22"><text:span text:style-name="Source_20_Text"><text:span text:style-name="T14">.push() // =&gt; adds a new item as the last item of the array</text:span></text:span></text:p>
      <text:p text:style-name="P24"><text:span text:style-name="Source_20_Text"><text:span text:style-name="T14">.</text:span></text:span><text:span text:style-name="Source_20_Text"><text:span text:style-name="T15">push() // =&gt; adds a new item as the last item of the array</text:span></text:span></text:p>
      <text:p text:style-name="P24"><text:span text:style-name="Source_20_Text"><text:span text:style-name="T14">.pop() // =&gt; removes the last item of the array</text:span></text:span></text:p>
      <text:p text:style-name="P23"><text:span text:style-name="Source_20_Text"><text:span text:style-name="T14"/></text:span></text:p>
      <text:p text:style-name="P23"><text:span text:style-name="Source_20_Text"><text:span text:style-name="T14">.unshift() // =&gt; adds a new item as the first item of the array</text:span></text:span></text:p>
      <text:p text:style-name="P23"><text:span text:style-name="Source_20_Text"><text:span text:style-name="T14">.shift() // =&gt; removes the first item of the array</text:span></text:span></text:p>
      <text:p text:style-name="P23"/>
      <text:p text:style-name="P23"><text:span text:style-name="Source_20_Text"><text:span text:style-name="T14">.reverse() // =&gt; reverses the order of the array</text:span></text:span></text:p>
      <text:p text:style-name="P23"><text:soft-page-break/></text:p>
      <text:p text:style-name="P23"><text:span text:style-name="Source_20_Text"><text:span text:style-name="T14">.splice() // =&gt; removes/replaces item(s) in the array</text:span></text:span></text:p>
      <text:p text:style-name="P23"/>
      <text:p text:style-name="P23"><text:span text:style-name="Source_20_Text"><text:span text:style-name="T14">.sort() // =&gt; re-orders the items in the array based on their Unicode code points</text:span></text:span></text:p>
      <text:p text:style-name="P23"/>
      <text:p text:style-name="P23"><text:span text:style-name="Source_20_Text"><text:span text:style-name="T14">.copyWithin() // =&gt; copies one part of the array and put it on another part of the same array</text:span></text:span></text:p>
      <text:p text:style-name="P23"/>
      <text:p text:style-name="P23"><text:span text:style-name="Source_20_Text"><text:span text:style-name="T14">.fill() // =&gt; changes some or all items in the array into the value being passed in</text:span></text:span></text:p>
      <text:p text:style-name="P28"><text:span text:style-name="T37">– article with the 9 array methods that change arrays:</text:span></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37">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34">They are functions that will behave the same way when receiving the same data </text:span><text:span text:style-name="T40">(deterministic)</text:span><text:span text:style-name="T34">, </text:span><text:span text:style-name="T35">on the same circumstances,</text:span><text:span text:style-name="T34"> without produce side effects. It means, it receives arguments and return a value without changing the environment.</text:span></text:p>
      <text:p text:style-name="P31"><text:span text:style-name="T39"><text:tab/>T</text:span><text:span text:style-name="T36">he</text:span><text:span text:style-name="T39">ir</text:span><text:span text:style-name="T36"> arguments are treated as immutable data.</text:span></text:p>
      <text:p text:style-name="P31"/>
      <text:p text:style-name="P37">*** <text:span text:style-name="T45">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32">From the book:</text:p>
      <text:p text:style-name="Standard"><text:span text:style-name="T40"><text:tab/>1- </text:span>The function should take in at least one argument.</text:p>
      <text:p text:style-name="Standard"><text:span text:style-name="T40"><text:tab/>2- </text:span>The function should return a value or another function.</text:p>
      <text:p text:style-name="Standard"><text:span text:style-name="T40"><text:tab/>3- </text:span>The function should not change or mutate any of its arguments.</text:p>
      <text:p text:style-name="Standard"/>
      <text:p text:style-name="P33">Discussion after the meeting about testings</text:p>
      <text:p text:style-name="P33">https://www.freecodecamp.org/news/how-to-start-unit-testing-javascript/</text:p>
      <text:p text:style-name="P35"><text:span text:style-name="T43">search “design patterns in javascript”</text:span></text:p>
      <text:p text:style-name="Standard"/>
      <text:p text:style-name="P21">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39"><text:tab/><text:span text:style-name="T46">It is a function that </text:span><text:span text:style-name="T47">either takes or </text:span><text:span text:style-name="T46">return</text:span><text:span text:style-name="T47">s</text:span><text:span text:style-name="T46"> another function. </text:span></text:p>
      <text:p text:style-name="P39"><text:span text:style-name="T47"><text:tab/>It also</text:span><text:span text:style-name="T46"> can be </text:span><text:span text:style-name="T47">treated as data</text:span><text:span text:style-name="T46">.</text:span></text:p>
      <text:p text:style-name="P39"/>
      <text:p text:style-name="P38"><text:span text:style-name="T1">From the book:</text:span></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40">From the book:</text:p>
      <text:p text:style-name="P40">“Recursion is a technique that involves creating functions that recall themselves. Often, when faced with a challenge that involves a loop, a recursive function can be used instead.”</text:p>
      <text:p text:style-name="P40"/>
      <text:p text:style-name="P40">“Recursion is a pattern that works particularly well with asynchronous processes. Functions can recall themselves when they’re ready, like when the data is available or when a timer has finished.”</text:p>
      <text:p text:style-name="P40"/>
      <text:p text:style-name="P40">“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text:soft-page-break/></text:p>
      <text:p text:style-name="Standard"><text:span text:style-name="T1">Q3.</text:span> What is function chaining?</text:p>
      <text:p text:style-name="Standard"><text:tab/><text:span text:style-name="T48">When a function receives the output of another function using dot notation.</text:span></text:p>
      <text:p text:style-name="Standard"/>
      <text:p text:style-name="P40">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40">From the book:</text:p>
      <text:p text:style-name="P40">“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Standard"/>
      <text:p text:style-name="Standard"/>
      <text:p text:style-name="P20"/>
      <text:p text:style-name="P26">https://dev.to/loujaybee/using-create-react-app-with-express</text:p>
      <text:p text:style-name="P26">Build a tutorial with all the steps to build and deploy, passing through db </text:p>
      <text:p text:style-name="P26">1- write a react FE app</text:p>
      <text:p text:style-name="P26">2- write BE api</text:p>
      <text:p text:style-name="P26">3- access mongo locally and mongoatlas</text:p>
      <text:p text:style-name="P26">locally - mongo, use db, ... port 27001 (like this)</text:p>
      <text:p text:style-name="P26">atlas – all clusters (top right side) ...</text:p>
      <text:p text:style-name="P26">4 – on BE set models and configure the connection</text:p>
      <text:p text:style-name="P26">5- integrate BE and FE</text:p>
      <text:p text:style-name="P26"><text:s/>first using proxy, instead of long address</text:p>
      <text:p text:style-name="P27"><text:span text:style-name="T32"><text:s/>after, building a prod version of FE, copying to /public and setting express to get it</text:span></text:p>
      <text:p text:style-name="P27"><text:span text:style-name="T32">6- set heroku</text:span></text:p>
      <text:p text:style-name="P27"><text:s/><text:span text:style-name="T32">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1-22T10:54:15.776018768</dc:date>
    <meta:editing-duration>P3DT8H58M21S</meta:editing-duration>
    <meta:editing-cycles>30</meta:editing-cycles>
    <meta:generator>LibreOffice/6.4.1.2$Linux_X86_64 LibreOffice_project/4d224e95b98b138af42a64d84056446d09082932</meta:generator>
    <meta:document-statistic meta:table-count="0" meta:image-count="0" meta:object-count="0" meta:page-count="11" meta:paragraph-count="190" meta:word-count="2184" meta:character-count="13536" meta:non-whitespace-character-count="11427"/>
  </office:meta>
</office:document-meta>
</file>